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618in"/>
    </style:style>
    <style:style style:name="co2" style:family="table-column">
      <style:table-column-properties fo:break-before="auto" style:column-width="1.704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0252in"/>
    </style:style>
    <style:style style:name="co5" style:family="table-column">
      <style:table-column-properties fo:break-before="auto" style:column-width="2.039in"/>
    </style:style>
    <style:style style:name="co6" style:family="table-column">
      <style:table-column-properties fo:break-before="auto" style:column-width="1.5764in"/>
    </style:style>
    <style:style style:name="co7" style:family="table-column">
      <style:table-column-properties fo:break-before="auto" style:column-width="1.85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Автор</text:p>
          </table:table-cell>
          <table:table-cell table:style-name="ce1" office:value-type="string" calcext:value-type="string">
            <text:p>Год</text:p>
          </table:table-cell>
          <table:table-cell table:style-name="ce1" office:value-type="string" calcext:value-type="string">
            <text:p>Формула</text:p>
          </table:table-cell>
          <table:table-cell table:style-name="ce1" office:value-type="string" calcext:value-type="string">
            <text:p>Номер</text:p>
          </table:table-cell>
          <table:table-cell table:style-name="ce1" office:value-type="string" calcext:value-type="string">
            <text:p>Равенство</text:p>
          </table:table-cell>
          <table:table-cell office:value-type="string" calcext:value-type="string">
            <text:p>Источник</text:p>
          </table:table-cell>
        </table:table-row>
        <table:table-row table:style-name="ro1">
          <table:table-cell table:style-name="ce2" office:value-type="string" calcext:value-type="string" table:number-columns-spanned="7" table:number-rows-spanned="1">
            <text:p>Основанные только на количестве $n$</text:p>
          </table:table-cell>
          <table:covered-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Г.\,Стёрджесс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$k = \frac{range}{1 + \log_2 n}$</text:p>
          </table:table-cell>
          <table:table-cell office:value-type="string" calcext:value-type="string">
            <text:p>\ref{eq:hist_Sturgess-1}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\cite{Sturgess:hist-intervals}, \cite{Wand:Data-Based-Hist}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Г.\,Стёрджесс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$k = 1 + \log_2 n$</text:p>
          </table:table-cell>
          <table:table-cell office:value-type="string" calcext:value-type="string">
            <text:p>\ref{eq:hist_Sturgess-2}</text:p>
          </table:table-cell>
          <table:table-cell table:formula="of:=[.E5]" office:value-type="string" office:string-value="\ref{eq:hist_Sturgess-3}" calcext:value-type="string">
            <text:p>\ref{eq:hist_Sturgess-3}</text:p>
          </table:table-cell>
          <table:table-cell office:value-type="string" calcext:value-type="string">
            <text:p>\cite{Sturgess:hist-intervals}, \cite{Wand:Data-Based-Hist}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Г.\,Стёрджесс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$k = 1 + 3.3\lg n$</text:p>
          </table:table-cell>
          <table:table-cell office:value-type="string" calcext:value-type="string">
            <text:p>\ref{eq:hist_Sturgess-3}</text:p>
          </table:table-cell>
          <table:table-cell table:formula="of:=[.E4]" office:value-type="string" office:string-value="\ref{eq:hist_Sturgess-2}" calcext:value-type="string">
            <text:p>\ref{eq:hist_Sturgess-2}</text:p>
          </table:table-cell>
          <table:table-cell office:value-type="string" calcext:value-type="string">
            <text:p>\cite{Sturgess:hist-intervals}, \cite{Wand:Data-Based-Hist}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Брукс, Каррузер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$k = 5 \lg n$</text:p>
          </table:table-cell>
          <table:table-cell office:value-type="string" calcext:value-type="string">
            <text:p>\ref{eq:hist_Bruks&amp;Karruzer}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\cite{Shtorm:MathStat}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И\,Хайнхольд, К\,Гаеде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$k = \sqrt{n}$</text:p>
          </table:table-cell>
          <table:table-cell office:value-type="string" calcext:value-type="string">
            <text:p>\ref{eq:hist_Heinholds&amp;Gaede}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\cite{Ingenieur-Statistik}</text:p>
          </table:table-cell>
        </table:table-row>
        <table:table-row table:style-name="ro1">
          <table:table-cell table:style-name="ce2" office:value-type="string" calcext:value-type="string" table:number-columns-spanned="7" table:number-rows-spanned="1">
            <text:p>Основанные на~критерии согласия $\chi^2$</text:p>
          </table:table-cell>
          <table:covered-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Х.\,Манн, А.\,Вальд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$k \approx 4 \sqrt[5]{2} (\frac{n}{t})^{0.4}$</text:p>
          </table:table-cell>
          <table:table-cell office:value-type="string" calcext:value-type="string">
            <text:p>\ref{eq:hist_Mann&amp;Wald}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\cite{Mann-Wald:Number-of-Class-Intervals}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К.\,Уильямс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$k \approx 2 \sqrt[5]{2} (\frac{n}{t})^{0.4}$</text:p>
          </table:table-cell>
          <table:table-cell office:value-type="string" calcext:value-type="string">
            <text:p>\ref{eq:hist_Williams}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\cite{Williams:choice-of-k}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Г.\,Хан, С\,Шапиро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$k = 4 [0.75 (n-1)^2]^0.2$</text:p>
          </table:table-cell>
          <table:table-cell office:value-type="string" calcext:value-type="string">
            <text:p>\ref{eq:hist_Hahn&amp;Shapiro}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\cite{Hahn&amp;Shapiro:StatModelEng}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Г.\,Хан, С\,Шапиро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$k = 1.9n^{0.4}$</text:p>
          </table:table-cell>
          <table:table-cell office:value-type="string" calcext:value-type="string">
            <text:p>\ref{eq:hist_Hahn&amp;Shapiro2}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\cite{Hahn&amp;Shapiro:StatModelEng}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М.\,Кендалл, А\,Стюарт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$k \leq b [\sqrt{2}\frac{(n-1)}{t_{1}+t_{2}}]^{0.4}$</text:p>
          </table:table-cell>
          <table:table-cell office:value-type="string" calcext:value-type="string">
            <text:p>\ref{eq:hist_Kendall&amp;Stuart}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\cite{Stat-vyvody-i-svyazi}</text:p>
          </table:table-cell>
        </table:table-row>
        <table:table-row table:style-name="ro1">
          <table:table-cell table:style-name="ce2" office:value-type="string" calcext:value-type="string" table:number-columns-spanned="7" table:number-rows-spanned="1">
            <text:p>Основанные на~энтропийном коэффициенте</text:p>
          </table:table-cell>
          <table:covered-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З.\,Таушанов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$k = 4 \log_{10}{n}$</text:p>
          </table:table-cell>
          <table:table-cell office:value-type="string" calcext:value-type="string">
            <text:p>\ref{eq:hist_Taushanow}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\cite{Taushanow-k-hist}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Е.\,Тонева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$k = 5 \lg n - 5 \equiv 5 \lg (\frac{n}{10})$</text:p>
          </table:table-cell>
          <table:table-cell office:value-type="string" calcext:value-type="string">
            <text:p>\ref{eq:hist_Tonewa}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\cite{Tonewa:k-hist}</text:p>
          </table:table-cell>
        </table:table-row>
        <table:table-row table:style-name="ro1">
          <table:table-cell table:style-name="ce2" office:value-type="string" calcext:value-type="string" table:number-columns-spanned="7" table:number-rows-spanned="1">
            <text:p>Основанные на~центральном моменте 4-го порядка</text:p>
          </table:table-cell>
          <table:covered-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И\,Алексеева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$k = \frac{4}{\xi}\lg\frac{n}{10}$</text:p>
          </table:table-cell>
          <table:table-cell office:value-type="string" calcext:value-type="string">
            <text:p>\ref{eq:hist_Alekseewa-0}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\cite{Alekseewa:k-hist}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П\,Новицкий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$k = \frac{\varepsilon+1.5}{6} n^{0.4}$</text:p>
          </table:table-cell>
          <table:table-cell office:value-type="string" calcext:value-type="string">
            <text:p>\ref{eq:hist_Alekseewa-1}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\cite{Nowiczkij:oczenka-pogresh}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П\,Новицкий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$k = \frac{1}{3}\sqrt[5]{\varepsilon^4 n^2} \equiv \frac{1}{3} \sqrt[5]{\frac{n^2}{\xi^8}}$</text:p>
          </table:table-cell>
          <table:table-cell office:value-type="string" calcext:value-type="string">
            <text:p>\ref{eq:hist_Alekseewa-2}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\cite{Nowiczkij:oczenka-pogresh}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П\,Новицкий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$0.55n^{0.4} \leq k \leq 1.25n^{0.4}$</text:p>
          </table:table-cell>
          <table:table-cell office:value-type="string" calcext:value-type="string">
            <text:p>\ref{eq:hist_Alekseewa-3}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\cite{Nowiczkij:oczenka-pogresh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ru" fo:country="RU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9T20:17:48.436897446</meta:creation-date>
    <dc:date>2021-10-19T21:17:47.689229526</dc:date>
    <meta:editing-duration>PT6M55S</meta:editing-duration>
    <meta:editing-cycles>3</meta:editing-cycles>
    <meta:generator>LibreOffice/6.4.7.2$Linux_X86_64 LibreOffice_project/40$Build-2</meta:generator>
    <meta:document-statistic meta:table-count="1" meta:cell-count="123" meta:object-count="0"/>
  </office:meta>
</office:document-meta>
</file>